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BeanPostProcessor.postProcessBeforeInitialization( Object bean , String bean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valonBeanPostProcessor.getAndCreateConfiguration( Configuration config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valonBeanPostProcessor.setBeanFactory( Bea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BeanPostProcessor.setSettings(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BeanPostProcessor.getKeys( Properties mergedProps , String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valonBeanPostProcessor.postProcessAfter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valonBeanPostProcessor.init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AvalonBeanPostProcessor.setContext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BeanPostProcessor.setConfigurationInfo( ConfigurationInfo configurat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BeanPostProcessor.setResourceLoader( final Resource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BeanPostProcessor.postProcessBeforeDestruc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valonBeanPostProcessor.setLocation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